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626"/>
    </style:style>
    <style:style style:name="P2" style:family="paragraph" style:parent-style-name="Standard">
      <style:text-properties officeooo:rsid="001a366d" officeooo:paragraph-rsid="001a36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6d" officeooo:paragraph-rsid="001a36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84e" officeooo:paragraph-rsid="001ba84e" style:font-weight-asian="bold" style:font-weight-complex="bold"/>
    </style:style>
    <style:style style:name="P5" style:family="paragraph" style:parent-style-name="Standard">
      <style:text-properties officeooo:paragraph-rsid="001a366d"/>
    </style:style>
    <style:style style:name="P6" style:family="paragraph" style:parent-style-name="Standard">
      <style:paragraph-properties fo:text-align="start" style:justify-single-word="false"/>
      <style:text-properties officeooo:paragraph-rsid="001ba84e"/>
    </style:style>
    <style:style style:name="P7" style:family="paragraph" style:parent-style-name="Standard">
      <style:paragraph-properties fo:text-align="start" style:justify-single-word="false"/>
      <style:text-properties officeooo:paragraph-rsid="001c2e49"/>
    </style:style>
    <style:style style:name="P8" style:family="paragraph" style:parent-style-name="Standard">
      <style:paragraph-properties fo:text-align="start" style:justify-single-word="false"/>
      <style:text-properties officeooo:paragraph-rsid="001de381"/>
    </style:style>
    <style:style style:name="P9" style:family="paragraph" style:parent-style-name="Standard">
      <style:paragraph-properties fo:text-align="start" style:justify-single-word="false"/>
      <style:text-properties officeooo:paragraph-rsid="001e31e2"/>
    </style:style>
    <style:style style:name="P10" style:family="paragraph" style:parent-style-name="Standard">
      <style:paragraph-properties fo:text-align="start" style:justify-single-word="false"/>
      <style:text-properties officeooo:paragraph-rsid="001e8463"/>
    </style:style>
    <style:style style:name="P11" style:family="paragraph" style:parent-style-name="Standard">
      <style:paragraph-properties fo:text-align="start" style:justify-single-word="false"/>
      <style:text-properties officeooo:paragraph-rsid="001ec85e"/>
    </style:style>
    <style:style style:name="P12" style:family="paragraph" style:parent-style-name="Standard">
      <style:paragraph-properties fo:text-align="start" style:justify-single-word="false"/>
      <style:text-properties officeooo:paragraph-rsid="00204ebe"/>
    </style:style>
    <style:style style:name="P13" style:family="paragraph" style:parent-style-name="Standard">
      <style:paragraph-properties fo:text-align="start" style:justify-single-word="false"/>
      <style:text-properties officeooo:rsid="001c2e49" officeooo:paragraph-rsid="001c2e49"/>
    </style:style>
    <style:style style:name="P14" style:family="paragraph" style:parent-style-name="Standard">
      <style:text-properties officeooo:paragraph-rsid="001e31e2"/>
    </style:style>
    <style:style style:name="P15" style:family="paragraph" style:parent-style-name="Standard">
      <style:paragraph-properties fo:text-align="center" style:justify-single-word="false"/>
      <style:text-properties officeooo:rsid="001e8463" officeooo:paragraph-rsid="001e8463"/>
    </style:style>
    <style:style style:name="P16" style:family="paragraph" style:parent-style-name="Standard">
      <style:paragraph-properties fo:text-align="start" style:justify-single-word="false"/>
      <style:text-properties officeooo:rsid="001ec85e" officeooo:paragraph-rsid="001ec85e"/>
    </style:style>
    <style:style style:name="P17" style:family="paragraph" style:parent-style-name="Standard">
      <style:paragraph-properties fo:text-align="start" style:justify-single-word="false"/>
      <style:text-properties officeooo:rsid="001ec85e" officeooo:paragraph-rsid="00209fb5"/>
    </style:style>
    <style:style style:name="P18" style:family="paragraph" style:parent-style-name="Standard">
      <style:paragraph-properties fo:text-align="center" style:justify-single-word="false"/>
      <style:text-properties officeooo:rsid="001ec85e" officeooo:paragraph-rsid="001ec85e"/>
    </style:style>
    <style:style style:name="T1" style:family="text">
      <style:text-properties officeooo:rsid="00189626"/>
    </style:style>
    <style:style style:name="T2" style:family="text">
      <style:text-properties officeooo:rsid="001a366d"/>
    </style:style>
    <style:style style:name="T3" style:family="text">
      <style:text-properties officeooo:rsid="001ba84e"/>
    </style:style>
    <style:style style:name="T4" style:family="text">
      <style:text-properties fo:font-weight="normal" officeooo:rsid="001ba84e" style:font-weight-asian="normal" style:font-weight-complex="normal"/>
    </style:style>
    <style:style style:name="T5" style:family="text">
      <style:text-properties officeooo:rsid="001c2e49"/>
    </style:style>
    <style:style style:name="T6" style:family="text">
      <style:text-properties officeooo:rsid="001de381"/>
    </style:style>
    <style:style style:name="T7" style:family="text">
      <style:text-properties officeooo:rsid="001e31e2"/>
    </style:style>
    <style:style style:name="T8" style:family="text">
      <style:text-properties officeooo:rsid="001e8463"/>
    </style:style>
    <style:style style:name="T9" style:family="text">
      <style:text-properties officeooo:rsid="001ec85e"/>
    </style:style>
    <style:style style:name="T10" style:family="text">
      <style:text-properties officeooo:rsid="00204ebe"/>
    </style:style>
    <style:style style:name="T11" style:family="text">
      <style:text-properties officeooo:rsid="00209fb5"/>
    </style:style>
    <style:style style:name="T12" style:family="text">
      <style:text-properties officeooo:rsid="00222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ltimodal System for Video Summarization</text:p>
      <text:p text:style-name="P14"><text:span text:style-name="T1">[1] </text:span><text:a xlink:type="simple" xlink:href="https://ieeexplore.ieee.org/document/8421619" text:style-name="Internet_20_link" text:visited-style-name="Visited_20_Internet_20_Link"><text:span text:style-name="T1">Action ParsingDriven Video Summarization Based on Reinforcement Learning,</text:span></text:a> <text:s/>- <text:span text:style-name="T1">2019</text:span></text:p>
      <text:p text:style-name="P1"><text:span text:style-name="T1">[2] </text:span><text:a xlink:type="simple" xlink:href="https://ieeexplore.ieee.org/abstract/document/8101557" text:style-name="Internet_20_link" text:visited-style-name="Visited_20_Internet_20_Link"><text:span text:style-name="T1">Video Summarization by <text:s/>Learning Deep Side Semantic Embedding</text:span></text:a> – <text:span text:style-name="T2">2019</text:span></text:p>
      <text:p text:style-name="P5"><text:span text:style-name="T2">[3] </text:span><text:a xlink:type="simple" xlink:href="https://ieeexplore.ieee.org/document/7574720" text:style-name="Internet_20_link" text:visited-style-name="Visited_20_Internet_20_Link"><text:span text:style-name="T2">Category driven deep recurrent neural network for video summarization,</text:span></text:a> - <text:span text:style-name="T2">2016</text:span></text:p>
      <text:p text:style-name="P5"><text:span text:style-name="T2">[4] </text:span><text:a xlink:type="simple" xlink:href="https://ojs.aaai.org/index.php/AAAI/article/view/11297" text:style-name="Internet_20_link" text:visited-style-name="Visited_20_Internet_20_Link"><text:span text:style-name="T2">Video Summarization via Semantic Attended Networks</text:span></text:a> – <text:span text:style-name="T2">2018</text:span></text:p>
      <text:p text:style-name="P2"/>
      <text:p text:style-name="P4">2020</text:p>
      <text:p text:style-name="P6"><text:span text:style-name="T4">[1] </text:span><text:a xlink:type="simple" xlink:href="https://ieeexplore.ieee.org/document/9293322" text:style-name="Internet_20_link" text:visited-style-name="Visited_20_Internet_20_Link"><text:span text:style-name="T4">Similarity Based Block Sparse Subset Selection for Video Summarization</text:span></text:a><text:span text:style-name="T4"> – 2020</text:span></text:p>
      <text:p text:style-name="P6"><text:span text:style-name="T4">[2] </text:span><text:a xlink:type="simple" xlink:href="https://arxiv.org/pdf/1708.09545.pdf" text:style-name="Internet_20_link" text:visited-style-name="Visited_20_Internet_20_Link"><text:span text:style-name="T4">Video Summarization with Attention-Based Encoder-Decoder Networks</text:span></text:a><text:span text:style-name="T4"> <text:s text:c="2"/>- 2020</text:span></text:p>
      <text:p text:style-name="P6"><text:span text:style-name="T4">[3] </text:span><text:a xlink:type="simple" xlink:href="https://www.sciencedirect.com/science/article/pii/S0925231220307797" text:style-name="Internet_20_link" text:visited-style-name="Visited_20_Internet_20_Link"><text:span text:style-name="T4">Deep attentive and semantic preserving video summarization</text:span></text:a><text:span text:style-name="T4"> – 2020</text:span></text:p>
      <text:p text:style-name="P6"><text:span text:style-name="T4">[4] </text:span><text:a xlink:type="simple" xlink:href="https://link.springer.com/chapter/10.1007/978-3-030-37731-1_40" text:style-name="Internet_20_link" text:visited-style-name="Visited_20_Internet_20_Link"><text:span text:style-name="T4">Unsupervised Video Summarization via Attention-Driven Adversarial</text:span></text:a> -<text:span text:style-name="T3">2020</text:span></text:p>
      <text:p text:style-name="P7"><text:span text:style-name="T5">[5] </text:span><text:a xlink:type="simple" xlink:href="https://ieeexplore.ieee.org/abstract/document/8924889" text:style-name="Internet_20_link" text:visited-style-name="Visited_20_Internet_20_Link"><text:span text:style-name="T5">Property-constrained dual learning for video summarization,</text:span></text:a> - <text:span text:style-name="T5">2020</text:span></text:p>
      <text:p text:style-name="P13">[6] <text:a xlink:type="simple" xlink:href="https://ieeexplore.ieee.org/stamp/stamp.jsp?tp=&amp;arnumber=9259058" text:style-name="Internet_20_link" text:visited-style-name="Visited_20_Internet_20_Link">AC-SUM-GAN: Connecting Actor-Critic and Generative Adversarial</text:a> <text:s/>-2020</text:p>
      <text:p text:style-name="P8"><text:span text:style-name="T6">[7] </text:span><text:a xlink:type="simple" xlink:href="https://link.springer.com/chapter/10.1007/978-3-030-58595-2_11" text:style-name="Internet_20_link" text:visited-style-name="Visited_20_Internet_20_Link"><text:span text:style-name="T6">Global-and-Local Relative Position Embedding for Unsupervised Video Summarization</text:span></text:a> – <text:span text:style-name="T6">2020</text:span></text:p>
      <text:p text:style-name="P8"><text:span text:style-name="T6">[8]</text:span><text:a xlink:type="simple" xlink:href="https://ieeexplore.ieee.org/abstract/document/9037206" text:style-name="Internet_20_link" text:visited-style-name="Visited_20_Internet_20_Link"><text:span text:style-name="T6">TTH-RNN: Tensor-Train Hierarchical Recurrent Neural Network for Video Summarization</text:span></text:a><text:span text:style-name="T6">-2020</text:span></text:p>
      <text:p text:style-name="P8"><text:span text:style-name="T6">[9] </text:span><text:a xlink:type="simple" xlink:href="https://ieeexplore.ieee.org/document/9068523?denied=" text:style-name="Internet_20_link" text:visited-style-name="Visited_20_Internet_20_Link"><text:span text:style-name="T6">A Survey on Deep Learning for Multimodal Data Fusion</text:span></text:a><text:span text:style-name="T6"> – 2020</text:span></text:p>
      <text:p text:style-name="P8"><text:span text:style-name="T6">[10] </text:span><text:a xlink:type="simple" xlink:href="https://ieeexplore.ieee.org/abstract/document/8601376" text:style-name="Internet_20_link" text:visited-style-name="Visited_20_Internet_20_Link"><text:span text:style-name="T7">A Novel Key-Frames Selection Framework for Comprehensive Video Summarization</text:span></text:a> -<text:span text:style-name="T7">2020</text:span></text:p>
      <text:p text:style-name="P9"><text:span text:style-name="T7">[11] </text:span><text:a xlink:type="simple" xlink:href="https://arxiv.org/abs/2004.03661" text:style-name="Internet_20_link" text:visited-style-name="Visited_20_Internet_20_Link"><text:span text:style-name="T7">Query-controllable Video Summarization</text:span></text:a> – <text:span text:style-name="T7">2020</text:span></text:p>
      <text:p text:style-name="P9"><text:span text:style-name="T7">[12] </text:span><text:a xlink:type="simple" xlink:href="https://arxiv.org/abs/1910.08967" text:style-name="Internet_20_link" text:visited-style-name="Visited_20_Internet_20_Link">Image Difficulty Curriculum for Generative Adversarial Networks (CuGAN)</text:a></text:p>
      <text:p text:style-name="P12"><text:span text:style-name="T10">[13] </text:span><text:a xlink:type="simple" xlink:href="https://ieeexplore.ieee.org/stamp/stamp.jsp?tp=&amp;arnumber=9091191" text:style-name="Internet_20_link" text:visited-style-name="Visited_20_Internet_20_Link"><text:span text:style-name="T10">Deep Attentive Video Summarization With Distribution Consistency Learning</text:span></text:a><text:span text:style-name="T10"> - 2020</text:span></text:p>
      <text:p text:style-name="P15"/>
      <text:p text:style-name="P15">2021</text:p>
      <text:p text:style-name="P10"><text:span text:style-name="T8">[1] </text:span><text:a xlink:type="simple" xlink:href="https://link.springer.com/article/10.1007/s11042-020-10293-x" text:style-name="Internet_20_link" text:visited-style-name="Visited_20_Internet_20_Link"><text:span text:style-name="T8">Using independently recurrent networks for reinforcement learning based unsupervised video summarization</text:span></text:a><text:span text:style-name="T8"> <text:s/>- 2021</text:span></text:p>
      <text:p text:style-name="P10"><text:span text:style-name="T8">[2] </text:span><text:a xlink:type="simple" xlink:href="https://arxiv.org/abs/2009.10942" text:style-name="Internet_20_link" text:visited-style-name="Visited_20_Internet_20_Link">Exploring global diverse attention via pairwise temporal relation for video summarization</text:a> – <text:span text:style-name="T8">2021</text:span></text:p>
      <text:p text:style-name="P11"><text:span text:style-name="T9">[3] </text:span><text:a xlink:type="simple" xlink:href="https://ieeexplore.ieee.org/stamp/stamp.jsp?tp=&amp;arnumber=9710295" text:style-name="Internet_20_link" text:visited-style-name="Visited_20_Internet_20_Link"><text:span text:style-name="T9">Joint Visual and Audio Learning for Video Highlight Detection</text:span></text:a><text:span text:style-name="T9"> 2021</text:span></text:p>
      <text:p text:style-name="P17">[4] <text:a xlink:type="simple" xlink:href="https://pubmed.ncbi.nlm.nih.gov/34695009/" text:style-name="Internet_20_link" text:visited-style-name="Visited_20_Internet_20_Link"><text:span text:style-name="T11">AudioVisual Video Summarization</text:span></text:a> – <text:span text:style-name="T11">2021</text:span></text:p>
      <text:p text:style-name="P16"/>
      <text:p text:style-name="P18">2022</text:p>
      <text:p text:style-name="P11"><text:span text:style-name="T9">[1] </text:span><text:a xlink:type="simple" xlink:href="https://www.sciencedirect.com/science/article/pii/S0031320321004921?via%3Dihub" text:style-name="Internet_20_link" text:visited-style-name="Visited_20_Internet_20_Link"><text:span text:style-name="T9">Learning multiscale hierarchical attention for video summarization</text:span></text:a><text:span text:style-name="T9"> 2022</text:span></text:p>
      <text:p text:style-name="P11"><text:span text:style-name="T9">[2] </text:span><text:a xlink:type="simple" xlink:href="https://www.semanticscholar.org/paper/Joint-Video-Summarization-and-Moment-Localization-Jiang/9d6469aa195545a208e54e8f5828ffd05bad3b6e" text:style-name="Internet_20_link" text:visited-style-name="Visited_20_Internet_20_Link"><text:span text:style-name="T9">Joint Video Summarization and Moment Localization by Cross-Task Sample Transfer</text:span></text:a> <text:span text:style-name="T9">2022</text:span></text:p>
      <text:p text:style-name="P11"><text:span text:style-name="T9">[3] </text:span><text:a xlink:type="simple" xlink:href="https://arxiv.org/pdf/2204.08352.pdf" text:style-name="Internet_20_link" text:visited-style-name="Visited_20_Internet_20_Link"><text:span text:style-name="T12">MHSCNet: A Multimodal Hierarchical Shot-aware</text:span></text:a> <text:span text:style-name="T12">2022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0:40:24.393558233</meta:creation-date>
    <dc:date>2022-07-29T12:32:27.410808292</dc:date>
    <meta:editing-duration>PT40M36S</meta:editing-duration>
    <meta:editing-cycles>6</meta:editing-cycles>
    <meta:generator>LibreOffice/7.3.3.2$Linux_X86_64 LibreOffice_project/30$Build-2</meta:generator>
    <meta:document-statistic meta:table-count="0" meta:image-count="0" meta:object-count="0" meta:page-count="1" meta:paragraph-count="28" meta:word-count="240" meta:character-count="1887" meta:non-whitespace-character-count="1660"/>
  </office:meta>
</office:document-meta>
</file>